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CopletAdapter.streamContent( final CopletInstanceData coplet , final String uri , final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pplicationCopletAdapter.getNewInstanceTabName( CompositeLayout lay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plicationCopletAdapter.createNewInstance( CopletInstanceData copl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pplicationCopletAdapter.renderErrorContent( CopletInstanceData coplet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plicationCopletAdapter.handleCopletInstanceEvent( CopletInstanceEvent 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